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ea-Actions/Jenkins</text:p>
      <text:p text:style-name="P1"/>
      <text:p text:style-name="P4">Plugin:<text:span text:style-name="T1">Complemento de Gitea para jenkins(Enlazados entre ambos)</text:span></text:p>
      <text:p text:style-name="P2">URL_DOC=<text:a xlink:type="simple" xlink:href="https://plugins.jenkins.io/gitea/" text:style-name="Internet_20_link" text:visited-style-name="Visited_20_Internet_20_Link">https://plugins.jenkins.io/gitea/</text:a></text:p>
      <text:p text:style-name="P2"/>
      <text:p text:style-name="P1">Gitea</text:p>
      <text:p text:style-name="P1"/>
      <text:p text:style-name="P2">Gitea Actions es muy parecido a , se ha creado basado en Github Actions.</text:p>
      <text:p text:style-name="P2">EL runner de Gitea Actions es llamado act_runner, escrito en GO, basado en una bifurcación de nektos/act.</text:p>
      <text:p text:style-name="P2">Se debe ejecutar en un servidor distinto a Gitea.</text:p>
      <text:p text:style-name="P2">Problemas: Se implementa de forma independiente a cada repositorio, organización o instancía, tendríamos que aplicarselo a todas una a una, también podría haber problemas de seguridad al implementarlo de forma independiente.</text:p>
      <text:p text:style-name="P2">Todavía está en desarrollo actualizarla periódicamente última versión (0.2.6).</text:p>
      <text:p text:style-name="P2">Está creciendo más rapido ya que jenkins, se está quedando obsoleto.</text:p>
      <text:p text:style-name="P2">Esta diseñado específicamente para trabajar con reposiotorios en Gitea mientras que Jenkins puede abarcar varios sistemas de control.</text:p>
      <text:p text:style-name="P2"/>
      <text:p text:style-name="P2">Gitea Actions esta es más adecuado para proyectos de pequeña a mediana escala mientras que jenkins esta más predefinido para proyectos más amplios.</text:p>
      <text:p text:style-name="P2"/>
      <text:p text:style-name="P2"/>
      <text:p text:style-name="P5">Lista de los Plugins más utilizados y los más recomendados para cada solución:</text:p>
      <text:p text:style-name="P2"><text:span text:style-name="T2">Gitea-Discord-Webhook:</text:span>Envía notificaciones actualizaciones de actividad de repositorios a canales de Discors.</text:p>
      <text:p text:style-name="P2"><text:span text:style-name="T2">Gitea-Server-Status:</text:span>Panel de control de estado del servidor de Gitea.</text:p>
      <text:p text:style-name="P2"><text:span text:style-name="T2">Gitea-GitHub-Mirror:</text:span>Permite sinctronizar repositorios Gitea con GitHub.</text:p>
      <text:p text:style-name="P2"><text:span text:style-name="T2">Gitea-Matomo:</text:span>Plataforma de análisis web de codigo abierto.</text:p>
      <text:p text:style-name="P2"><text:span text:style-name="T2">Gitea-Weblate:</text:span>Gestiona traducciones.</text:p>
      <text:p text:style-name="P2"><text:span text:style-name="T2">Gitea-Release:</text:span>Facilita la gestión, creación y lanzamiento de software desde Gitea.</text:p>
      <text:p text:style-name="P2"/>
      <text:p text:style-name="P5">Distintas formas de instalar.</text:p>
      <text:p text:style-name="P5"/>
      <text:p text:style-name="P2">ACT_RUNNER:https://docs.gitea.com/usage/actions/act-runner</text:p>
      <text:p text:style-name="P5">Configurar el runner con docker:</text:p>
      <text:p text:style-name="P2">https://github.com/vegardit/docker-gitea-act-runner</text:p>
      <text:p text:style-name="P2"/>
      <text:p text:style-name="P2">version: "3.8"</text:p>
      <text:p text:style-name="P2">services:</text:p>
      <text:p text:style-name="P2"><text:s text:c="2"/>runner:</text:p>
      <text:p text:style-name="P2"><text:s text:c="4"/>image: gitea/act_runner:nightly#Version noche </text:p>
      <text:p text:style-name="P2"><text:s text:c="4"/>environment:</text:p>
      <text:p text:style-name="P2"><text:s text:c="6"/>CONFIG_FILE: /config.yaml</text:p>
      <text:p text:style-name="P2"><text:s text:c="6"/>GITEA_INSTANCE_URL: "${INSTANCE_URL}"</text:p>
      <text:p text:style-name="P2"><text:s text:c="6"/>GITEA_RUNNER_REGISTRATION_TOKEN: "${REGISTRATION_TOKEN}"</text:p>
      <text:p text:style-name="P2"><text:s text:c="6"/>GITEA_RUNNER_NAME: "${RUNNER_NAME}"</text:p>
      <text:p text:style-name="P2"><text:s text:c="6"/>GITEA_RUNNER_LABELS: "${RUNNER_LABELS}"</text:p>
      <text:p text:style-name="P2"><text:s text:c="4"/>volumes:</text:p>
      <text:p text:style-name="P2"><text:s text:c="6"/>- ./config.yaml:/config.yaml</text:p>
      <text:p text:style-name="P2"><text:soft-page-break/><text:s text:c="6"/>- ./data:/data</text:p>
      <text:p text:style-name="P2"><text:s text:c="6"/>- /var/run/docker.sock:/var/run/docker.soc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Jenkins</text:p>
      <text:p text:style-name="P3"/>
      <text:p text:style-name="P3"/>
      <text:p text:style-name="P2"><text:span text:style-name="T2">Principales problemas:</text:span> muchos complementos ya no reciben mantenimiento, hay algunos problemas de compatibilidad con el nuevo estilo de canalización declarativa.</text:p>
      <text:p text:style-name="P2">Jenkins está más establecido en el sector, ya que Gitea Actions tiene poco apoyo de la comunidad para ellas.</text:p>
      <text:p text:style-name="P2">Tiene una amplia variedad de complementos pero no están actualizados periódicamente</text:p>
      <text:p text:style-name="P2"/>
      <text:p text:style-name="P2">Sigue siendo la herramienta CI/CD más utilizada a dia de hoy</text:p>
      <text:p text:style-name="P2">Jenkins tiene una comunidad mucho mayor por lo cual tiene muchos más complementos y recursos.</text:p>
      <text:p text:style-name="P2"/>
      <text:p text:style-name="P2">Ruta Predeterminada de los paquetes: gitea\gitea\package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raham </meta:initial-creator>
    <meta:creation-date>2023-10-24T11:16:47.88</meta:creation-date>
    <dc:date>2023-10-24T12:10:14.61</dc:date>
    <dc:creator>Abraham </dc:creator>
    <meta:editing-duration>PT10M11S</meta:editing-duration>
    <meta:editing-cycles>2</meta:editing-cycles>
    <meta:generator>OpenOffice/4.1.14$Win32 OpenOffice.org_project/4114m1$Build-9811</meta:generator>
    <meta:document-statistic meta:table-count="0" meta:image-count="0" meta:object-count="0" meta:page-count="3" meta:paragraph-count="44" meta:word-count="319" meta:character-count="2682"/>
  </office:meta>
</office:document-meta>
</file>